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>
      <style:text-properties fo:color="#000000"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s till now:</text:p>
      <text:p text:style-name="P1"/>
      <text:list xml:id="list20456002371" text:style-name="L1">
        <text:list-item>
          <text:p text:style-name="P2">While splitting text on non-alpha characters , the prefix getting separated from the original word</text:p>
        </text:list-item>
        <text:list-item>
          <text:p text:style-name="P2">Numerical values are getting omitted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0T22:31:25</meta:creation-date>
    <dc:date>2013-04-11T01:07:26</dc:date>
    <meta:editing-duration>PT1M12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3" meta:word-count="25" meta:character-count="155" meta:non-whitespace-character-count="134"/>
  </office:meta>
</office:document-meta>
</file>